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A000000DD000000DD245BE18F0D847CFC.svm" manifest:media-type="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mm"/>
    </style:style>
    <style:style style:name="co2" style:family="table-column">
      <style:table-column-properties fo:break-before="auto" style:column-width="73.15mm"/>
    </style:style>
    <style:style style:name="co3" style:family="table-column">
      <style:table-column-properties fo:break-before="auto" style:column-width="37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6.13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66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267.41mm" svg:height="150.41mm" svg:x="265.71mm" svg:y="3.36mm">
            <loext:p draw:notify-on-update-of-ranges="Sheet1.C2:Sheet1.C44 Sheet1.D2:Sheet1.D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9.16mm" svg:height="140.59mm" svg:x="265.46mm" svg:y="171.91mm">
            <loext:p draw:notify-on-update-of-ranges="Sheet1.C51:Sheet1.C75 Sheet1.D51:Sheet1.D7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72mm" svg:height="141.62mm" svg:x="539.76mm" svg:y="169.13mm">
            <loext:p draw:notify-on-update-of-ranges="Sheet1.C51:Sheet1.C75 Sheet1.E51:Sheet1.E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66.88mm" svg:height="144.91mm" svg:x="541.9mm" svg:y="3.28mm">
            <loext:p draw:notify-on-update-of-ranges="Sheet1.C2:Sheet1.C44 Sheet1.E2:Sheet1.E4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1-0_sc_word,rule</text:p>
          </table:table-cell>
          <table:table-cell office:value-type="float" office:value="5043451" calcext:value-type="float">
            <text:p>5043451</text:p>
          </table:table-cell>
          <table:table-cell office:value-type="float" office:value="3.86118500982658" calcext:value-type="float">
            <text:p>3,86</text:p>
          </table:table-cell>
          <table:table-cell table:style-name="ce4" table:formula="of:=(1000000*[.D2])/[.C2]" office:value-type="float" office:value="0.765583924544242" calcext:value-type="float">
            <text:p>0,77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day_dd_word,rule</text:p>
          </table:table-cell>
          <table:table-cell office:value-type="float" office:value="381334100" calcext:value-type="float">
            <text:p>381334100</text:p>
          </table:table-cell>
          <table:table-cell office:value-type="float" office:value="4.42172312641851" calcext:value-type="float">
            <text:p>4,42</text:p>
          </table:table-cell>
          <table:table-cell table:formula="of:=(1000000*[.D3])/[.C3]" office:value-type="float" office:value="0.0115954044666305" calcext:value-type="float">
            <text:p>0,01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day_word_sc,rule</text:p>
          </table:table-cell>
          <table:table-cell office:value-type="float" office:value="19066705" calcext:value-type="float">
            <text:p>19066705</text:p>
          </table:table-cell>
          <table:table-cell office:value-type="float" office:value="4.58451231543237" calcext:value-type="float">
            <text:p>4,58</text:p>
          </table:table-cell>
          <table:table-cell table:formula="of:=(1000000*[.D4])/[.C4]" office:value-type="float" office:value="0.240445966695995" calcext:value-type="float">
            <text:p>0,24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sc_word_dd_sc,rule</text:p>
          </table:table-cell>
          <table:table-cell office:value-type="float" office:value="49204400" calcext:value-type="float">
            <text:p>49204400</text:p>
          </table:table-cell>
          <table:table-cell office:value-type="float" office:value="4.58451231543237" calcext:value-type="float">
            <text:p>4,58</text:p>
          </table:table-cell>
          <table:table-cell table:formula="of:=(1000000*[.D5])/[.C5]" office:value-type="float" office:value="0.0931728120946982" calcext:value-type="float">
            <text:p>0,09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sc_word_year,rule</text:p>
          </table:table-cell>
          <table:table-cell office:value-type="float" office:value="63965720" calcext:value-type="float">
            <text:p>63965720</text:p>
          </table:table-cell>
          <table:table-cell office:value-type="float" office:value="4.58451231543237" calcext:value-type="float">
            <text:p>4,58</text:p>
          </table:table-cell>
          <table:table-cell table:formula="of:=(1000000*[.D6])/[.C6]" office:value-type="float" office:value="0.0716713939189986" calcext:value-type="float">
            <text:p>0,07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ay_mon,rule</text:p>
          </table:table-cell>
          <table:table-cell office:value-type="float" office:value="51418598" calcext:value-type="float">
            <text:p>51418598</text:p>
          </table:table-cell>
          <table:table-cell office:value-type="float" office:value="5.54279935960237" calcext:value-type="float">
            <text:p>5,54</text:p>
          </table:table-cell>
          <table:table-cell table:formula="of:=(1000000*[.D7])/[.C7]" office:value-type="float" office:value="0.107797559155587" calcext:value-type="float">
            <text:p>0,11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ay_mon_sc,rule</text:p>
          </table:table-cell>
          <table:table-cell office:value-type="float" office:value="307773522" calcext:value-type="float">
            <text:p>307773522</text:p>
          </table:table-cell>
          <table:table-cell office:value-type="float" office:value="4.58451231543237" calcext:value-type="float">
            <text:p>4,58</text:p>
          </table:table-cell>
          <table:table-cell table:formula="of:=(1000000*[.D8])/[.C8]" office:value-type="float" office:value="0.0148957333484729" calcext:value-type="float">
            <text:p>0,01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d,rule</text:p>
          </table:table-cell>
          <table:table-cell office:value-type="float" office:value="12301100" calcext:value-type="float">
            <text:p>12301100</text:p>
          </table:table-cell>
          <table:table-cell office:value-type="float" office:value="6.10333747619429" calcext:value-type="float">
            <text:p>6,1</text:p>
          </table:table-cell>
          <table:table-cell table:style-name="ce4" table:formula="of:=(1000000*[.D9])/[.C9]" office:value-type="float" office:value="0.49616192667276" calcext:value-type="float">
            <text:p>0,5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dd,rule</text:p>
          </table:table-cell>
          <table:table-cell office:value-type="float" office:value="123011000" calcext:value-type="float">
            <text:p>123011000</text:p>
          </table:table-cell>
          <table:table-cell office:value-type="float" office:value="4.98226124301044" calcext:value-type="float">
            <text:p>4,98</text:p>
          </table:table-cell>
          <table:table-cell table:formula="of:=(1000000*[.D10])/[.C10]" office:value-type="float" office:value="0.040502566786795" calcext:value-type="float">
            <text:p>0,04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d_sc,rule</text:p>
          </table:table-cell>
          <table:table-cell office:value-type="float" office:value="86230711" calcext:value-type="float">
            <text:p>86230711</text:p>
          </table:table-cell>
          <table:table-cell office:value-type="float" office:value="4.42172312641851" calcext:value-type="float">
            <text:p>4,42</text:p>
          </table:table-cell>
          <table:table-cell table:style-name="ce4" table:formula="of:=(1000000*[.D11])/[.C11]" office:value-type="float" office:value="0.0512778228909479" calcext:value-type="float">
            <text:p>0,05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pd,rule</text:p>
          </table:table-cell>
          <table:table-cell office:value-type="float" office:value="8487759" calcext:value-type="float">
            <text:p>8487759</text:p>
          </table:table-cell>
          <table:table-cell office:value-type="float" office:value="4.98226124301044" calcext:value-type="float">
            <text:p>4,98</text:p>
          </table:table-cell>
          <table:table-cell table:style-name="ce4" table:formula="of:=(1000000*[.D12])/[.C12]" office:value-type="float" office:value="0.586993721547753" calcext:value-type="float">
            <text:p>0,59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sc_year,rule</text:p>
          </table:table-cell>
          <table:table-cell office:value-type="float" office:value="59168291" calcext:value-type="float">
            <text:p>59168291</text:p>
          </table:table-cell>
          <table:table-cell office:value-type="float" office:value="5.86837773763008" calcext:value-type="float">
            <text:p>5,87</text:p>
          </table:table-cell>
          <table:table-cell table:formula="of:=(1000000*[.D13])/[.C13]" office:value-type="float" office:value="0.0991811262155617" calcext:value-type="float">
            <text:p>0,1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year,rule</text:p>
          </table:table-cell>
          <table:table-cell office:value-type="float" office:value="15991430" calcext:value-type="float">
            <text:p>15991430</text:p>
          </table:table-cell>
          <table:table-cell office:value-type="float" office:value="6.10333747619429" calcext:value-type="float">
            <text:p>6,1</text:p>
          </table:table-cell>
          <table:table-cell table:formula="of:=(1000000*[.D14])/[.C14]" office:value-type="float" office:value="0.381663020517508" calcext:value-type="float">
            <text:p>0,38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year_word,rule</text:p>
          </table:table-cell>
          <table:table-cell office:value-type="float" office:value="15991430" calcext:value-type="float">
            <text:p>15991430</text:p>
          </table:table-cell>
          <table:table-cell office:value-type="float" office:value="4.42172312641851" calcext:value-type="float">
            <text:p>4,42</text:p>
          </table:table-cell>
          <table:table-cell table:formula="of:=(1000000*[.D15])/[.C15]" office:value-type="float" office:value="0.27650579881965" calcext:value-type="float">
            <text:p>0,28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1-0_wORD,rule</text:p>
          </table:table-cell>
          <table:table-cell office:value-type="float" office:value="1230110" calcext:value-type="float">
            <text:p>1230110</text:p>
          </table:table-cell>
          <table:table-cell office:value-type="float" office:value="4.58451231543237" calcext:value-type="float">
            <text:p>4,58</text:p>
          </table:table-cell>
          <table:table-cell table:style-name="ce4" table:formula="of:=(1000000*[.D16])/[.C16]" office:value-type="float" office:value="3.72691248378793" calcext:value-type="float">
            <text:p>3,73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ddd_wORD,rule</text:p>
          </table:table-cell>
          <table:table-cell office:value-type="float" office:value="123011000" calcext:value-type="float">
            <text:p>123011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17])/[.C17]" office:value-type="float" office:value="0.0372691248378793" calcext:value-type="float">
            <text:p>0,04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1-0_Word,rule</text:p>
          </table:table-cell>
          <table:table-cell office:value-type="float" office:value="1230110" calcext:value-type="float">
            <text:p>1230110</text:p>
          </table:table-cell>
          <table:table-cell office:value-type="float" office:value="5.1450504320243" calcext:value-type="float">
            <text:p>5,15</text:p>
          </table:table-cell>
          <table:table-cell table:style-name="ce4" table:formula="of:=(1000000*[.D18])/[.C18]" office:value-type="float" office:value="4.18259377781198" calcext:value-type="float">
            <text:p>4,18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day_dd_Word,rule</text:p>
          </table:table-cell>
          <table:table-cell office:value-type="float" office:value="381334100" calcext:value-type="float">
            <text:p>381334100</text:p>
          </table:table-cell>
          <table:table-cell office:value-type="float" office:value="5.86837773763008" calcext:value-type="float">
            <text:p>5,87</text:p>
          </table:table-cell>
          <table:table-cell table:formula="of:=(1000000*[.D19])/[.C19]" office:value-type="float" office:value="0.0153890715192533" calcext:value-type="float">
            <text:p>0,02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day_Word,rule</text:p>
          </table:table-cell>
          <table:table-cell office:value-type="float" office:value="3813341" calcext:value-type="float">
            <text:p>3813341</text:p>
          </table:table-cell>
          <table:table-cell office:value-type="float" office:value="4.58451231543237" calcext:value-type="float">
            <text:p>4,58</text:p>
          </table:table-cell>
          <table:table-cell table:style-name="ce4" table:formula="of:=(1000000*[.D20])/[.C20]" office:value-type="float" office:value="1.20222983347998" calcext:value-type="float">
            <text:p>1,2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dddd_Word,rule</text:p>
          </table:table-cell>
          <table:table-cell office:value-type="float" office:value="1230110000" calcext:value-type="float">
            <text:p>1230110000</text:p>
          </table:table-cell>
          <table:table-cell office:value-type="float" office:value="6.59170504323587" calcext:value-type="float">
            <text:p>6,59</text:p>
          </table:table-cell>
          <table:table-cell table:formula="of:=(1000000*[.D21])/[.C21]" office:value-type="float" office:value="0.00535863056412505" calcext:value-type="float">
            <text:p>0,01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ddd_Word,rule</text:p>
          </table:table-cell>
          <table:table-cell office:value-type="float" office:value="123011000" calcext:value-type="float">
            <text:p>1230110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2])/[.C22]" office:value-type="float" office:value="0.0372691248378793" calcext:value-type="float">
            <text:p>0,04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dd_Word,rule</text:p>
          </table:table-cell>
          <table:table-cell office:value-type="float" office:value="12301100" calcext:value-type="float">
            <text:p>12301100</text:p>
          </table:table-cell>
          <table:table-cell office:value-type="float" office:value="4.58451231543237" calcext:value-type="float">
            <text:p>4,58</text:p>
          </table:table-cell>
          <table:table-cell table:formula="of:=(1000000*[.D23])/[.C23]" office:value-type="float" office:value="0.372691248378793" calcext:value-type="float">
            <text:p>0,37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sc_Word_year,rule</text:p>
          </table:table-cell>
          <table:table-cell office:value-type="float" office:value="63965720" calcext:value-type="float">
            <text:p>63965720</text:p>
          </table:table-cell>
          <table:table-cell office:value-type="float" office:value="5.35038828607379" calcext:value-type="float">
            <text:p>5,35</text:p>
          </table:table-cell>
          <table:table-cell table:formula="of:=(1000000*[.D24])/[.C24]" office:value-type="float" office:value="0.0836446191190186" calcext:value-type="float">
            <text:p>0,08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sc_Word_year_sc,rule</text:p>
          </table:table-cell>
          <table:table-cell office:value-type="float" office:value="63965720" calcext:value-type="float">
            <text:p>63965720</text:p>
          </table:table-cell>
          <table:table-cell office:value-type="float" office:value="4.42172312641851" calcext:value-type="float">
            <text:p>4,42</text:p>
          </table:table-cell>
          <table:table-cell table:formula="of:=(1000000*[.D25])/[.C25]" office:value-type="float" office:value="0.0691264497049124" calcext:value-type="float">
            <text:p>0,07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ay_dd_mon,rule</text:p>
          </table:table-cell>
          <table:table-cell office:value-type="float" office:value="5117380611" calcext:value-type="float">
            <text:p>5117380611</text:p>
          </table:table-cell>
          <table:table-cell office:value-type="float" office:value="4.58451231543237" calcext:value-type="float">
            <text:p>4,58</text:p>
          </table:table-cell>
          <table:table-cell table:formula="of:=(1000000*[.D26])/[.C26]" office:value-type="float" office:value="0.000895870888629583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51418598" calcext:value-type="float">
            <text:p>51418598</text:p>
          </table:table-cell>
          <table:table-cell table:style-name="ce1" office:value-type="float" office:value="16.1393011152118" calcext:value-type="float">
            <text:p>16,14</text:p>
          </table:table-cell>
          <table:table-cell table:formula="of:=(1000000*[.D27])/[.C27]" office:value-type="float" office:value="0.313880614076872" calcext:value-type="float">
            <text:p>0,31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ay_mon_dd,rule</text:p>
          </table:table-cell>
          <table:table-cell table:style-name="ce1" office:value-type="float" office:value="4492853764" calcext:value-type="float">
            <text:p>4492853764</text:p>
          </table:table-cell>
          <table:table-cell table:style-name="ce1" office:value-type="float" office:value="10.299689607282" calcext:value-type="float">
            <text:p>10,3</text:p>
          </table:table-cell>
          <table:table-cell table:formula="of:=(1000000*[.D28])/[.C28]" office:value-type="float" office:value="0.0022924604601669" calcext:value-type="float">
            <text:p>0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ay_mon_year,rule</text:p>
          </table:table-cell>
          <table:table-cell office:value-type="float" office:value="2288004600" calcext:value-type="float">
            <text:p>2288004600</text:p>
          </table:table-cell>
          <table:table-cell office:value-type="float" office:value="6.43850459745545" calcext:value-type="float">
            <text:p>6,44</text:p>
          </table:table-cell>
          <table:table-cell table:formula="of:=(1000000*[.D29])/[.C29]" office:value-type="float" office:value="0.0028140260720872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12301100" calcext:value-type="float">
            <text:p>12301100</text:p>
          </table:table-cell>
          <table:table-cell table:style-name="ce1" office:value-type="float" office:value="20.3356532462995" calcext:value-type="float">
            <text:p>20,34</text:p>
          </table:table-cell>
          <table:table-cell table:style-name="ce4" table:formula="of:=(1000000*[.D30])/[.C30]" office:value-type="float" office:value="1.65315729863992" calcext:value-type="float">
            <text:p>1,65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123011000" calcext:value-type="float">
            <text:p>123011000</text:p>
          </table:table-cell>
          <table:table-cell table:style-name="ce1" office:value-type="float" office:value="19.8568744224914" calcext:value-type="float">
            <text:p>19,86</text:p>
          </table:table-cell>
          <table:table-cell table:formula="of:=(1000000*[.D31])/[.C31]" office:value-type="float" office:value="0.161423567180914" calcext:value-type="float">
            <text:p>0,16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ddd,rule</text:p>
          </table:table-cell>
          <table:table-cell table:style-name="ce1" office:value-type="float" office:value="1230110000" calcext:value-type="float">
            <text:p>1230110000</text:p>
          </table:table-cell>
          <table:table-cell table:style-name="ce1" office:value-type="float" office:value="62.0991434841215" calcext:value-type="float">
            <text:p>62,1</text:p>
          </table:table-cell>
          <table:table-cell table:formula="of:=(1000000*[.D32])/[.C32]" office:value-type="float" office:value="0.0504825938201636" calcext:value-type="float">
            <text:p>0,05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dd_sc,rule</text:p>
          </table:table-cell>
          <table:table-cell office:value-type="float" office:value="861200011" calcext:value-type="float">
            <text:p>861200011</text:p>
          </table:table-cell>
          <table:table-cell office:value-type="float" office:value="4.58451231543237" calcext:value-type="float">
            <text:p>4,58</text:p>
          </table:table-cell>
          <table:table-cell table:formula="of:=(1000000*[.D33])/[.C33]" office:value-type="float" office:value="0.00532340020538198" calcext:value-type="float">
            <text:p>0,01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d_2sc,rule</text:p>
          </table:table-cell>
          <table:table-cell table:style-name="ce1" office:value-type="float" office:value="86107700" calcext:value-type="float">
            <text:p>86107700</text:p>
          </table:table-cell>
          <table:table-cell table:style-name="ce1" office:value-type="float" office:value="9.01582418508431" calcext:value-type="float">
            <text:p>9,02</text:p>
          </table:table-cell>
          <table:table-cell table:formula="of:=(1000000*[.D34])/[.C34]" office:value-type="float" office:value="0.104704041393329" calcext:value-type="float">
            <text:p>0,1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d_age,rule</text:p>
          </table:table-cell>
          <table:table-cell office:value-type="float" office:value="137772320" calcext:value-type="float">
            <text:p>137772320</text:p>
          </table:table-cell>
          <table:table-cell office:value-type="float" office:value="4.58451231543237" calcext:value-type="float">
            <text:p>4,58</text:p>
          </table:table-cell>
          <table:table-cell table:formula="of:=(1000000*[.D35])/[.C35]" office:value-type="float" office:value="0.0332760043195351" calcext:value-type="float">
            <text:p>0,03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d_sc,rule</text:p>
          </table:table-cell>
          <table:table-cell office:value-type="float" office:value="86230711" calcext:value-type="float">
            <text:p>86230711</text:p>
          </table:table-cell>
          <table:table-cell office:value-type="float" office:value="4.58451231543237" calcext:value-type="float">
            <text:p>4,58</text:p>
          </table:table-cell>
          <table:table-cell table:formula="of:=(1000000*[.D36])/[.C36]" office:value-type="float" office:value="0.0531656559741502" calcext:value-type="float">
            <text:p>0,05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mon_dd,rule</text:p>
          </table:table-cell>
          <table:table-cell table:style-name="ce1" office:value-type="float" office:value="160037311" calcext:value-type="float">
            <text:p>160037311</text:p>
          </table:table-cell>
          <table:table-cell table:style-name="ce1" office:value-type="float" office:value="9.33181381987859" calcext:value-type="float">
            <text:p>9,33</text:p>
          </table:table-cell>
          <table:table-cell table:formula="of:=(1000000*[.D37])/[.C37]" office:value-type="float" office:value="0.0583102387909941" calcext:value-type="float">
            <text:p>0,06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mon_dd_sc,rule</text:p>
          </table:table-cell>
          <table:table-cell office:value-type="float" office:value="959485800" calcext:value-type="float">
            <text:p>959485800</text:p>
          </table:table-cell>
          <table:table-cell office:value-type="float" office:value="4.58451231543237" calcext:value-type="float">
            <text:p>4,58</text:p>
          </table:table-cell>
          <table:table-cell table:formula="of:=(1000000*[.D38])/[.C38]" office:value-type="float" office:value="0.00477809292793324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8487759" calcext:value-type="float">
            <text:p>8487759</text:p>
          </table:table-cell>
          <table:table-cell table:style-name="ce1" office:value-type="float" office:value="13.5907477572832" calcext:value-type="float">
            <text:p>13,59</text:p>
          </table:table-cell>
          <table:table-cell table:style-name="ce4" table:formula="of:=(1000000*[.D39])/[.C39]" office:value-type="float" office:value="1.60121744235236" calcext:value-type="float">
            <text:p>1,6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sc_dd,rule</text:p>
          </table:table-cell>
          <table:table-cell office:value-type="float" office:value="73806600" calcext:value-type="float">
            <text:p>73806600</text:p>
          </table:table-cell>
          <table:table-cell office:value-type="float" office:value="5.30783962103815" calcext:value-type="float">
            <text:p>5,31</text:p>
          </table:table-cell>
          <table:table-cell table:formula="of:=(1000000*[.D40])/[.C40]" office:value-type="float" office:value="0.0719155146157411" calcext:value-type="float">
            <text:p>0,07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15991430" calcext:value-type="float">
            <text:p>15991430</text:p>
          </table:table-cell>
          <table:table-cell table:style-name="ce1" office:value-type="float" office:value="48.7529442086359" calcext:value-type="float">
            <text:p>48,75</text:p>
          </table:table-cell>
          <table:table-cell table:style-name="ce4" table:formula="of:=(1000000*[.D41])/[.C41]" office:value-type="float" office:value="3.04869196867546" calcext:value-type="float">
            <text:p>3,05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year_mon,rule</text:p>
          </table:table-cell>
          <table:table-cell office:value-type="float" office:value="118213571" calcext:value-type="float">
            <text:p>118213571</text:p>
          </table:table-cell>
          <table:table-cell office:value-type="float" office:value="4.58451231543237" calcext:value-type="float">
            <text:p>4,58</text:p>
          </table:table-cell>
          <table:table-cell table:formula="of:=(1000000*[.D42])/[.C42]" office:value-type="float" office:value="0.0387816075316121" calcext:value-type="float">
            <text:p>0,04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year_sc,rule</text:p>
          </table:table-cell>
          <table:table-cell table:style-name="ce1" office:value-type="float" office:value="526487080" calcext:value-type="float">
            <text:p>526487080</text:p>
          </table:table-cell>
          <table:table-cell table:style-name="ce1" office:value-type="float" office:value="11.1858061019017" calcext:value-type="float">
            <text:p>11,19</text:p>
          </table:table-cell>
          <table:table-cell table:formula="of:=(1000000*[.D43])/[.C43]" office:value-type="float" office:value="0.0212461170023425" calcext:value-type="float">
            <text:p>0,02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year_Word,rule</text:p>
          </table:table-cell>
          <table:table-cell office:value-type="float" office:value="15991430" calcext:value-type="float">
            <text:p>15991430</text:p>
          </table:table-cell>
          <table:table-cell office:value-type="float" office:value="5.1450504320243" calcext:value-type="float">
            <text:p>5,15</text:p>
          </table:table-cell>
          <table:table-cell table:formula="of:=(1000000*[.D44])/[.C44]" office:value-type="float" office:value="0.321737982908614" calcext:value-type="float">
            <text:p>0,32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1-0_sc_word,rule</text:p>
          </table:table-cell>
          <table:table-cell office:value-type="float" office:value="5043451" calcext:value-type="float">
            <text:p>5043451</text:p>
          </table:table-cell>
          <table:table-cell office:value-type="float" office:value="3.86118500982658" calcext:value-type="float">
            <text:p>3,86</text:p>
          </table:table-cell>
          <table:table-cell table:formula="of:=(1000000*[.D51])/[.C51]" office:value-type="float" office:value="0.765583924544242" calcext:value-type="float">
            <text:p>0,77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day_word_sc,rule</text:p>
          </table:table-cell>
          <table:table-cell office:value-type="float" office:value="19066705" calcext:value-type="float">
            <text:p>19066705</text:p>
          </table:table-cell>
          <table:table-cell office:value-type="float" office:value="4.58451231543237" calcext:value-type="float">
            <text:p>4,58</text:p>
          </table:table-cell>
          <table:table-cell table:formula="of:=(1000000*[.D52])/[.C52]" office:value-type="float" office:value="0.240445966695995" calcext:value-type="float">
            <text:p>0,24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sc_word_dd_sc,rule</text:p>
          </table:table-cell>
          <table:table-cell office:value-type="float" office:value="49204400" calcext:value-type="float">
            <text:p>49204400</text:p>
          </table:table-cell>
          <table:table-cell office:value-type="float" office:value="4.58451231543237" calcext:value-type="float">
            <text:p>4,58</text:p>
          </table:table-cell>
          <table:table-cell table:formula="of:=(1000000*[.D53])/[.C53]" office:value-type="float" office:value="0.0931728120946982" calcext:value-type="float">
            <text:p>0,09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sc_word_year,rule</text:p>
          </table:table-cell>
          <table:table-cell office:value-type="float" office:value="63965720" calcext:value-type="float">
            <text:p>63965720</text:p>
          </table:table-cell>
          <table:table-cell office:value-type="float" office:value="4.58451231543237" calcext:value-type="float">
            <text:p>4,58</text:p>
          </table:table-cell>
          <table:table-cell table:formula="of:=(1000000*[.D54])/[.C54]" office:value-type="float" office:value="0.0716713939189986" calcext:value-type="float">
            <text:p>0,07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ay_mon,rule</text:p>
          </table:table-cell>
          <table:table-cell office:value-type="float" office:value="51418598" calcext:value-type="float">
            <text:p>51418598</text:p>
          </table:table-cell>
          <table:table-cell office:value-type="float" office:value="5.54279935960237" calcext:value-type="float">
            <text:p>5,54</text:p>
          </table:table-cell>
          <table:table-cell table:formula="of:=(1000000*[.D55])/[.C55]" office:value-type="float" office:value="0.107797559155587" calcext:value-type="float">
            <text:p>0,11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d,rule</text:p>
          </table:table-cell>
          <table:table-cell office:value-type="float" office:value="12301100" calcext:value-type="float">
            <text:p>12301100</text:p>
          </table:table-cell>
          <table:table-cell office:value-type="float" office:value="6.10333747619429" calcext:value-type="float">
            <text:p>6,1</text:p>
          </table:table-cell>
          <table:table-cell table:formula="of:=(1000000*[.D56])/[.C56]" office:value-type="float" office:value="0.49616192667276" calcext:value-type="float">
            <text:p>0,5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d_sc,rule</text:p>
          </table:table-cell>
          <table:table-cell office:value-type="float" office:value="86230711" calcext:value-type="float">
            <text:p>86230711</text:p>
          </table:table-cell>
          <table:table-cell office:value-type="float" office:value="4.42172312641851" calcext:value-type="float">
            <text:p>4,42</text:p>
          </table:table-cell>
          <table:table-cell table:formula="of:=(1000000*[.D57])/[.C57]" office:value-type="float" office:value="0.0512778228909479" calcext:value-type="float">
            <text:p>0,05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pd,rule</text:p>
          </table:table-cell>
          <table:table-cell office:value-type="float" office:value="8487759" calcext:value-type="float">
            <text:p>8487759</text:p>
          </table:table-cell>
          <table:table-cell office:value-type="float" office:value="4.98226124301044" calcext:value-type="float">
            <text:p>4,98</text:p>
          </table:table-cell>
          <table:table-cell table:formula="of:=(1000000*[.D58])/[.C58]" office:value-type="float" office:value="0.586993721547753" calcext:value-type="float">
            <text:p>0,59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sc_year,rule</text:p>
          </table:table-cell>
          <table:table-cell office:value-type="float" office:value="59168291" calcext:value-type="float">
            <text:p>59168291</text:p>
          </table:table-cell>
          <table:table-cell office:value-type="float" office:value="5.86837773763008" calcext:value-type="float">
            <text:p>5,87</text:p>
          </table:table-cell>
          <table:table-cell table:formula="of:=(1000000*[.D59])/[.C59]" office:value-type="float" office:value="0.0991811262155617" calcext:value-type="float">
            <text:p>0,1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year,rule</text:p>
          </table:table-cell>
          <table:table-cell office:value-type="float" office:value="15991430" calcext:value-type="float">
            <text:p>15991430</text:p>
          </table:table-cell>
          <table:table-cell office:value-type="float" office:value="6.10333747619429" calcext:value-type="float">
            <text:p>6,1</text:p>
          </table:table-cell>
          <table:table-cell table:formula="of:=(1000000*[.D60])/[.C60]" office:value-type="float" office:value="0.381663020517508" calcext:value-type="float">
            <text:p>0,38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year_word,rule</text:p>
          </table:table-cell>
          <table:table-cell office:value-type="float" office:value="15991430" calcext:value-type="float">
            <text:p>15991430</text:p>
          </table:table-cell>
          <table:table-cell office:value-type="float" office:value="4.42172312641851" calcext:value-type="float">
            <text:p>4,42</text:p>
          </table:table-cell>
          <table:table-cell table:formula="of:=(1000000*[.D61])/[.C61]" office:value-type="float" office:value="0.27650579881965" calcext:value-type="float">
            <text:p>0,28</text:p>
          </table:table-cell>
        </table:table-row>
        <table:table-row table:style-name="ro1">
          <table:table-cell table:style-name="ce2" office:value-type="string" calcext:value-type="string">
            <text:p>cities,dic</text:p>
          </table:table-cell>
          <table:table-cell table:style-name="ce2" office:value-type="string" calcext:value-type="string">
            <text:p>1-0_wORD,rule</text:p>
          </table:table-cell>
          <table:table-cell table:style-name="ce2" office:value-type="float" office:value="1230110" calcext:value-type="float">
            <text:p>1230110</text:p>
          </table:table-cell>
          <table:table-cell table:style-name="ce2" office:value-type="float" office:value="4.58451231543237" calcext:value-type="float">
            <text:p>4,58</text:p>
          </table:table-cell>
          <table:table-cell table:style-name="ce2" table:formula="of:=(1000000*[.D62])/[.C62]" office:value-type="float" office:value="3.72691248378793" calcext:value-type="float">
            <text:p>3,73</text:p>
          </table:table-cell>
        </table:table-row>
        <table:table-row table:style-name="ro1">
          <table:table-cell table:style-name="ce2" office:value-type="string" calcext:value-type="string">
            <text:p>cities,dic</text:p>
          </table:table-cell>
          <table:table-cell table:style-name="ce2" office:value-type="string" calcext:value-type="string">
            <text:p>1-0_Word,rule</text:p>
          </table:table-cell>
          <table:table-cell table:style-name="ce2" office:value-type="float" office:value="1230110" calcext:value-type="float">
            <text:p>1230110</text:p>
          </table:table-cell>
          <table:table-cell table:style-name="ce2" office:value-type="float" office:value="5.1450504320243" calcext:value-type="float">
            <text:p>5,15</text:p>
          </table:table-cell>
          <table:table-cell table:style-name="ce2" table:formula="of:=(1000000*[.D63])/[.C63]" office:value-type="float" office:value="4.18259377781198" calcext:value-type="float">
            <text:p>4,18</text:p>
          </table:table-cell>
        </table:table-row>
        <table:table-row table:style-name="ro1">
          <table:table-cell table:style-name="ce2" office:value-type="string" calcext:value-type="string">
            <text:p>cities,dic</text:p>
          </table:table-cell>
          <table:table-cell table:style-name="ce2" office:value-type="string" calcext:value-type="string">
            <text:p>day_Word,rule</text:p>
          </table:table-cell>
          <table:table-cell table:style-name="ce2" office:value-type="float" office:value="3813341" calcext:value-type="float">
            <text:p>3813341</text:p>
          </table:table-cell>
          <table:table-cell table:style-name="ce2" office:value-type="float" office:value="4.58451231543237" calcext:value-type="float">
            <text:p>4,58</text:p>
          </table:table-cell>
          <table:table-cell table:style-name="ce2" table:formula="of:=(1000000*[.D64])/[.C64]" office:value-type="float" office:value="1.20222983347998" calcext:value-type="float">
            <text:p>1,2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dd_Word,rule</text:p>
          </table:table-cell>
          <table:table-cell office:value-type="float" office:value="12301100" calcext:value-type="float">
            <text:p>12301100</text:p>
          </table:table-cell>
          <table:table-cell office:value-type="float" office:value="4.58451231543237" calcext:value-type="float">
            <text:p>4,58</text:p>
          </table:table-cell>
          <table:table-cell table:formula="of:=(1000000*[.D65])/[.C65]" office:value-type="float" office:value="0.372691248378793" calcext:value-type="float">
            <text:p>0,37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sc_Word_year,rule</text:p>
          </table:table-cell>
          <table:table-cell office:value-type="float" office:value="63965720" calcext:value-type="float">
            <text:p>63965720</text:p>
          </table:table-cell>
          <table:table-cell office:value-type="float" office:value="5.35038828607379" calcext:value-type="float">
            <text:p>5,35</text:p>
          </table:table-cell>
          <table:table-cell table:formula="of:=(1000000*[.D66])/[.C66]" office:value-type="float" office:value="0.0836446191190186" calcext:value-type="float">
            <text:p>0,08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sc_Word_year_sc,rule</text:p>
          </table:table-cell>
          <table:table-cell office:value-type="float" office:value="63965720" calcext:value-type="float">
            <text:p>63965720</text:p>
          </table:table-cell>
          <table:table-cell office:value-type="float" office:value="4.42172312641851" calcext:value-type="float">
            <text:p>4,42</text:p>
          </table:table-cell>
          <table:table-cell table:formula="of:=(1000000*[.D67])/[.C67]" office:value-type="float" office:value="0.0691264497049124" calcext:value-type="float">
            <text:p>0,07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51418598" calcext:value-type="float">
            <text:p>51418598</text:p>
          </table:table-cell>
          <table:table-cell table:style-name="ce1" office:value-type="float" office:value="16.1393011152118" calcext:value-type="float">
            <text:p>16,14</text:p>
          </table:table-cell>
          <table:table-cell table:formula="of:=(1000000*[.D68])/[.C68]" office:value-type="float" office:value="0.313880614076872" calcext:value-type="float">
            <text:p>0,31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12301100" calcext:value-type="float">
            <text:p>12301100</text:p>
          </table:table-cell>
          <table:table-cell table:style-name="ce1" office:value-type="float" office:value="20.3356532462995" calcext:value-type="float">
            <text:p>20,34</text:p>
          </table:table-cell>
          <table:table-cell table:style-name="ce2" table:formula="of:=(1000000*[.D69])/[.C69]" office:value-type="float" office:value="1.65315729863992" calcext:value-type="float">
            <text:p>1,65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d_2sc,rule</text:p>
          </table:table-cell>
          <table:table-cell table:style-name="ce1" office:value-type="float" office:value="86107700" calcext:value-type="float">
            <text:p>86107700</text:p>
          </table:table-cell>
          <table:table-cell table:style-name="ce1" office:value-type="float" office:value="9.01582418508431" calcext:value-type="float">
            <text:p>9,02</text:p>
          </table:table-cell>
          <table:table-cell table:formula="of:=(1000000*[.D70])/[.C70]" office:value-type="float" office:value="0.104704041393329" calcext:value-type="float">
            <text:p>0,1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table:style-name="ce3" office:value-type="string" calcext:value-type="string">
            <text:p>Word_dd_sc,rule</text:p>
          </table:table-cell>
          <table:table-cell table:style-name="ce3" office:value-type="float" office:value="86230711" calcext:value-type="float">
            <text:p>86230711</text:p>
          </table:table-cell>
          <table:table-cell table:style-name="ce3" office:value-type="float" office:value="4.58451231543237" calcext:value-type="float">
            <text:p>4,58</text:p>
          </table:table-cell>
          <table:table-cell table:formula="of:=(1000000*[.D71])/[.C71]" office:value-type="float" office:value="0.0531656559741502" calcext:value-type="float">
            <text:p>0,05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8487759" calcext:value-type="float">
            <text:p>8487759</text:p>
          </table:table-cell>
          <table:table-cell table:style-name="ce1" office:value-type="float" office:value="13.5907477572832" calcext:value-type="float">
            <text:p>13,59</text:p>
          </table:table-cell>
          <table:table-cell table:style-name="ce2" table:formula="of:=(1000000*[.D72])/[.C72]" office:value-type="float" office:value="1.60121744235236" calcext:value-type="float">
            <text:p>1,6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table:style-name="ce3" office:value-type="string" calcext:value-type="string">
            <text:p>Word_sc_dd,rule</text:p>
          </table:table-cell>
          <table:table-cell table:style-name="ce3" office:value-type="float" office:value="73806600" calcext:value-type="float">
            <text:p>73806600</text:p>
          </table:table-cell>
          <table:table-cell table:style-name="ce3" office:value-type="float" office:value="5.30783962103815" calcext:value-type="float">
            <text:p>5,31</text:p>
          </table:table-cell>
          <table:table-cell table:formula="of:=(1000000*[.D73])/[.C73]" office:value-type="float" office:value="0.0719155146157411" calcext:value-type="float">
            <text:p>0,07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15991430" calcext:value-type="float">
            <text:p>15991430</text:p>
          </table:table-cell>
          <table:table-cell table:style-name="ce1" office:value-type="float" office:value="48.7529442086359" calcext:value-type="float">
            <text:p>48,75</text:p>
          </table:table-cell>
          <table:table-cell table:style-name="ce2" table:formula="of:=(1000000*[.D74])/[.C74]" office:value-type="float" office:value="3.04869196867546" calcext:value-type="float">
            <text:p>3,05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year_Word,rule</text:p>
          </table:table-cell>
          <table:table-cell office:value-type="float" office:value="15991430" calcext:value-type="float">
            <text:p>15991430</text:p>
          </table:table-cell>
          <table:table-cell office:value-type="float" office:value="5.1450504320243" calcext:value-type="float">
            <text:p>5,15</text:p>
          </table:table-cell>
          <table:table-cell table:formula="of:=(1000000*[.D75])/[.C75]" office:value-type="float" office:value="0.321737982908614" calcext:value-type="float">
            <text:p>0,32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year,rule</text:p>
          </table:table-cell>
          <table:table-cell table:style-name="ce1" office:value-type="float" office:value="15991430" calcext:value-type="float">
            <text:p>15991430</text:p>
          </table:table-cell>
          <table:table-cell table:style-name="ce1" office:value-type="float" office:value="48.7529442086359" calcext:value-type="float">
            <text:p>48,75</text:p>
          </table:table-cell>
          <table:table-cell table:style-name="ce4" table:formula="of:=(1000000*[.D84])/[.C84]" office:value-type="float" office:value="3.04869196867546" calcext:value-type="float">
            <text:p>3,05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d,rule</text:p>
          </table:table-cell>
          <table:table-cell table:style-name="ce1" office:value-type="float" office:value="12301100" calcext:value-type="float">
            <text:p>12301100</text:p>
          </table:table-cell>
          <table:table-cell table:style-name="ce1" office:value-type="float" office:value="20.3356532462995" calcext:value-type="float">
            <text:p>20,34</text:p>
          </table:table-cell>
          <table:table-cell table:style-name="ce4" table:formula="of:=(1000000*[.D85])/[.C85]" office:value-type="float" office:value="1.65315729863992" calcext:value-type="float">
            <text:p>1,65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pd,rule</text:p>
          </table:table-cell>
          <table:table-cell table:style-name="ce1" office:value-type="float" office:value="8487759" calcext:value-type="float">
            <text:p>8487759</text:p>
          </table:table-cell>
          <table:table-cell table:style-name="ce1" office:value-type="float" office:value="13.5907477572832" calcext:value-type="float">
            <text:p>13,59</text:p>
          </table:table-cell>
          <table:table-cell table:style-name="ce4" table:formula="of:=(1000000*[.D86])/[.C86]" office:value-type="float" office:value="1.60121744235236" calcext:value-type="float">
            <text:p>1,6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ay_mon,rule</text:p>
          </table:table-cell>
          <table:table-cell table:style-name="ce1" office:value-type="float" office:value="51418598" calcext:value-type="float">
            <text:p>51418598</text:p>
          </table:table-cell>
          <table:table-cell table:style-name="ce1" office:value-type="float" office:value="16.1393011152118" calcext:value-type="float">
            <text:p>16,14</text:p>
          </table:table-cell>
          <table:table-cell table:formula="of:=(1000000*[.D87])/[.C87]" office:value-type="float" office:value="0.313880614076872" calcext:value-type="float">
            <text:p>0,31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dd,rule</text:p>
          </table:table-cell>
          <table:table-cell table:style-name="ce1" office:value-type="float" office:value="123011000" calcext:value-type="float">
            <text:p>123011000</text:p>
          </table:table-cell>
          <table:table-cell table:style-name="ce1" office:value-type="float" office:value="19.8568744224914" calcext:value-type="float">
            <text:p>19,86</text:p>
          </table:table-cell>
          <table:table-cell table:formula="of:=(1000000*[.D88])/[.C88]" office:value-type="float" office:value="0.161423567180914" calcext:value-type="float">
            <text:p>0,16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d_2sc,rule</text:p>
          </table:table-cell>
          <table:table-cell table:style-name="ce1" office:value-type="float" office:value="86107700" calcext:value-type="float">
            <text:p>86107700</text:p>
          </table:table-cell>
          <table:table-cell table:style-name="ce1" office:value-type="float" office:value="9.01582418508431" calcext:value-type="float">
            <text:p>9,02</text:p>
          </table:table-cell>
          <table:table-cell table:formula="of:=(1000000*[.D89])/[.C89]" office:value-type="float" office:value="0.104704041393329" calcext:value-type="float">
            <text:p>0,1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mon_dd,rule</text:p>
          </table:table-cell>
          <table:table-cell table:style-name="ce1" office:value-type="float" office:value="160037311" calcext:value-type="float">
            <text:p>160037311</text:p>
          </table:table-cell>
          <table:table-cell table:style-name="ce1" office:value-type="float" office:value="9.33181381987859" calcext:value-type="float">
            <text:p>9,33</text:p>
          </table:table-cell>
          <table:table-cell table:formula="of:=(1000000*[.D90])/[.C90]" office:value-type="float" office:value="0.0583102387909941" calcext:value-type="float">
            <text:p>0,06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ddd,rule</text:p>
          </table:table-cell>
          <table:table-cell table:style-name="ce1" office:value-type="float" office:value="1230110000" calcext:value-type="float">
            <text:p>1230110000</text:p>
          </table:table-cell>
          <table:table-cell table:style-name="ce1" office:value-type="float" office:value="62.0991434841215" calcext:value-type="float">
            <text:p>62,1</text:p>
          </table:table-cell>
          <table:table-cell table:formula="of:=(1000000*[.D91])/[.C91]" office:value-type="float" office:value="0.0504825938201636" calcext:value-type="float">
            <text:p>0,05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year_sc,rule</text:p>
          </table:table-cell>
          <table:table-cell table:style-name="ce1" office:value-type="float" office:value="526487080" calcext:value-type="float">
            <text:p>526487080</text:p>
          </table:table-cell>
          <table:table-cell table:style-name="ce1" office:value-type="float" office:value="11.1858061019017" calcext:value-type="float">
            <text:p>11,19</text:p>
          </table:table-cell>
          <table:table-cell table:formula="of:=(1000000*[.D92])/[.C92]" office:value-type="float" office:value="0.0212461170023425" calcext:value-type="float">
            <text:p>0,02</text:p>
          </table:table-cell>
        </table:table-row>
        <table:table-row table:style-name="ro1">
          <table:table-cell table:style-name="ce1" office:value-type="string" calcext:value-type="string">
            <text:p>cities,dic</text:p>
          </table:table-cell>
          <table:table-cell table:style-name="ce1" office:value-type="string" calcext:value-type="string">
            <text:p>Word_day_mon_dd,rule</text:p>
          </table:table-cell>
          <table:table-cell table:style-name="ce1" office:value-type="float" office:value="4492853764" calcext:value-type="float">
            <text:p>4492853764</text:p>
          </table:table-cell>
          <table:table-cell table:style-name="ce1" office:value-type="float" office:value="10.299689607282" calcext:value-type="float">
            <text:p>10,3</text:p>
          </table:table-cell>
          <table:table-cell table:formula="of:=(1000000*[.D93])/[.C93]" office:value-type="float" office:value="0.0022924604601669" calcext:value-type="float">
            <text:p>0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1-0_Word,rule</text:p>
          </table:table-cell>
          <table:table-cell office:value-type="float" office:value="1230110" calcext:value-type="float">
            <text:p>1230110</text:p>
          </table:table-cell>
          <table:table-cell office:value-type="float" office:value="5.1450504320243" calcext:value-type="float">
            <text:p>5,15</text:p>
          </table:table-cell>
          <table:table-cell table:style-name="ce4" table:formula="of:=(1000000*[.D94])/[.C94]" office:value-type="float" office:value="4.18259377781198" calcext:value-type="float">
            <text:p>4,18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1-0_wORD,rule</text:p>
          </table:table-cell>
          <table:table-cell office:value-type="float" office:value="1230110" calcext:value-type="float">
            <text:p>1230110</text:p>
          </table:table-cell>
          <table:table-cell office:value-type="float" office:value="4.58451231543237" calcext:value-type="float">
            <text:p>4,58</text:p>
          </table:table-cell>
          <table:table-cell table:style-name="ce4" table:formula="of:=(1000000*[.D95])/[.C95]" office:value-type="float" office:value="3.72691248378793" calcext:value-type="float">
            <text:p>3,73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day_Word,rule</text:p>
          </table:table-cell>
          <table:table-cell office:value-type="float" office:value="3813341" calcext:value-type="float">
            <text:p>3813341</text:p>
          </table:table-cell>
          <table:table-cell office:value-type="float" office:value="4.58451231543237" calcext:value-type="float">
            <text:p>4,58</text:p>
          </table:table-cell>
          <table:table-cell table:style-name="ce4" table:formula="of:=(1000000*[.D96])/[.C96]" office:value-type="float" office:value="1.20222983347998" calcext:value-type="float">
            <text:p>1,2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1-0_sc_word,rule</text:p>
          </table:table-cell>
          <table:table-cell office:value-type="float" office:value="5043451" calcext:value-type="float">
            <text:p>5043451</text:p>
          </table:table-cell>
          <table:table-cell office:value-type="float" office:value="3.86118500982658" calcext:value-type="float">
            <text:p>3,86</text:p>
          </table:table-cell>
          <table:table-cell table:style-name="ce4" table:formula="of:=(1000000*[.D97])/[.C97]" office:value-type="float" office:value="0.765583924544242" calcext:value-type="float">
            <text:p>0,77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pd,rule</text:p>
          </table:table-cell>
          <table:table-cell office:value-type="float" office:value="8487759" calcext:value-type="float">
            <text:p>8487759</text:p>
          </table:table-cell>
          <table:table-cell office:value-type="float" office:value="4.98226124301044" calcext:value-type="float">
            <text:p>4,98</text:p>
          </table:table-cell>
          <table:table-cell table:style-name="ce4" table:formula="of:=(1000000*[.D98])/[.C98]" office:value-type="float" office:value="0.586993721547753" calcext:value-type="float">
            <text:p>0,59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d,rule</text:p>
          </table:table-cell>
          <table:table-cell office:value-type="float" office:value="12301100" calcext:value-type="float">
            <text:p>12301100</text:p>
          </table:table-cell>
          <table:table-cell office:value-type="float" office:value="6.10333747619429" calcext:value-type="float">
            <text:p>6,1</text:p>
          </table:table-cell>
          <table:table-cell table:style-name="ce4" table:formula="of:=(1000000*[.D99])/[.C99]" office:value-type="float" office:value="0.49616192667276" calcext:value-type="float">
            <text:p>0,5</text:p>
          </table:table-cell>
        </table:table-row>
        <table:table-row table:style-name="ro1">
          <table:table-cell office:value-type="string" calcext:value-type="string">
            <text:p>cities,dic</text:p>
          </table:table-cell>
          <table:table-cell office:value-type="string" calcext:value-type="string">
            <text:p>word_dd_sc,rule</text:p>
          </table:table-cell>
          <table:table-cell office:value-type="float" office:value="86230711" calcext:value-type="float">
            <text:p>86230711</text:p>
          </table:table-cell>
          <table:table-cell office:value-type="float" office:value="4.42172312641851" calcext:value-type="float">
            <text:p>4,42</text:p>
          </table:table-cell>
          <table:table-cell table:style-name="ce4" table:formula="of:=(1000000*[.D100])/[.C100]" office:value-type="float" office:value="0.0512778228909479" calcext:value-type="float">
            <text:p>0,05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94:Sheet1.E100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2:27:09.5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23S</meta:editing-duration>
    <meta:editing-cycles>3</meta:editing-cycles>
    <meta:generator>LibreOffice/5.2.0.4$Windows_x86 LibreOffice_project/066b007f5ebcc236395c7d282ba488bca6720265</meta:generator>
    <dc:date>2016-08-13T13:45:43.458000000</dc:date>
    <meta:document-statistic meta:table-count="3" meta:cell-count="436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>
        <chart:symbol-image xlink:href="Pictures/2000000A000000DD000000DD245BE18F0D847CFC.svm"/>
      </style:chart-properties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svg:stroke-color="#004586"/>
    </style:style>
    <style:style style:name="ch9" style:family="chart">
      <style:chart-properties chart:solid-type="cuboid" chart:symbol-type="named-symbol" chart:symbol-name="diamond" chart:symbol-width="0.2cm" chart:symbol-height="0.2cm"/>
      <style:graphic-properties svg:stroke-color="#c5000b" draw:fill-color="#c5000b"/>
    </style:style>
    <style:style style:name="ch10" style:family="chart">
      <style:chart-properties chart:solid-type="cuboid" chart:symbol-type="named-symbol" chart:symbol-name="diamond" chart:symbol-width="0.15cm" chart:symbol-height="0.15cm"/>
      <style:graphic-properties svg:stroke-color="#c5000b" draw:fill-color="#c5000b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42cm" svg:height="15.042cm" xlink:href=".." xlink:type="simple" chart:class="chart:scatter" chart:style-name="ch1">
        <chart:plot-area chart:style-name="ch2" table:cell-range-address="Sheet1.C2:Sheet1.D44" svg:x="0.534cm" svg:y="0.3cm" svg:width="25.674cm" svg:height="14.442cm">
          <chartooo:coordinate-region svg:x="1.155cm" svg:y="0.499cm" svg:width="24.125cm" svg:height="13.596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</chart:axis>
          <chart:series chart:style-name="ch6" chart:values-cell-range-address="Sheet1.D2:Sheet1.D44" chart:class="chart:scatter">
            <chart:domain table:cell-range-address="Sheet1.C2:Sheet1.C44"/>
            <chart:mean-value chart:style-name="ch7"/>
            <chart:regression-curve chart:style-name="ch8"/>
            <chart:data-point chart:repeated="25"/>
            <chart:data-point chart:style-name="ch9"/>
            <chart:data-point chart:style-name="ch10"/>
            <chart:data-point/>
            <chart:data-point chart:style-name="ch9" chart:repeated="3"/>
            <chart:data-point/>
            <chart:data-point chart:style-name="ch10"/>
            <chart:data-point chart:repeated="2"/>
            <chart:data-point chart:style-name="ch10"/>
            <chart:data-point/>
            <chart:data-point chart:style-name="ch9"/>
            <chart:data-point/>
            <chart:data-point chart:style-name="ch9"/>
            <chart:data-point/>
            <chart:data-point chart:style-name="ch9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43451">
                <text:p>5043451</text:p>
                <draw:g>
                  <svg:desc>Sheet1.C2:Sheet1.C44</svg:desc>
                </draw:g>
              </table:table-cell>
              <table:table-cell office:value-type="float" office:value="3.86118500982658">
                <text:p>3.86118500982658</text:p>
                <draw:g>
                  <svg:desc>Sheet1.D2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1334100">
                <text:p>38133410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66705">
                <text:p>1906670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04400">
                <text:p>492044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965720">
                <text:p>6396572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418598">
                <text:p>51418598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773522">
                <text:p>307773522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01100">
                <text:p>12301100</text:p>
              </table:table-cell>
              <table:table-cell office:value-type="float" office:value="6.10333747619429">
                <text:p>6.10333747619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011000">
                <text:p>123011000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230711">
                <text:p>86230711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87759">
                <text:p>8487759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168291">
                <text:p>59168291</text:p>
              </table:table-cell>
              <table:table-cell office:value-type="float" office:value="5.86837773763008">
                <text:p>5.86837773763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91430">
                <text:p>15991430</text:p>
              </table:table-cell>
              <table:table-cell office:value-type="float" office:value="6.10333747619429">
                <text:p>6.10333747619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91430">
                <text:p>1599143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0110">
                <text:p>123011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011000">
                <text:p>1230110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0110">
                <text:p>1230110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1334100">
                <text:p>381334100</text:p>
              </table:table-cell>
              <table:table-cell office:value-type="float" office:value="5.86837773763008">
                <text:p>5.86837773763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13341">
                <text:p>3813341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0110000">
                <text:p>1230110000</text:p>
              </table:table-cell>
              <table:table-cell office:value-type="float" office:value="6.59170504323587">
                <text:p>6.59170504323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011000">
                <text:p>1230110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01100">
                <text:p>123011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965720">
                <text:p>6396572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965720">
                <text:p>6396572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17380611">
                <text:p>5117380611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418598">
                <text:p>51418598</text:p>
              </table:table-cell>
              <table:table-cell office:value-type="float" office:value="16.1393011152118">
                <text:p>16.13930111521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92853764">
                <text:p>4492853764</text:p>
              </table:table-cell>
              <table:table-cell office:value-type="float" office:value="10.299689607282">
                <text:p>10.299689607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8004600">
                <text:p>2288004600</text:p>
              </table:table-cell>
              <table:table-cell office:value-type="float" office:value="6.43850459745545">
                <text:p>6.438504597455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01100">
                <text:p>12301100</text:p>
              </table:table-cell>
              <table:table-cell office:value-type="float" office:value="20.3356532462995">
                <text:p>20.33565324629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011000">
                <text:p>123011000</text:p>
              </table:table-cell>
              <table:table-cell office:value-type="float" office:value="19.8568744224914">
                <text:p>19.8568744224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0110000">
                <text:p>1230110000</text:p>
              </table:table-cell>
              <table:table-cell office:value-type="float" office:value="62.0991434841215">
                <text:p>62.0991434841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1200011">
                <text:p>861200011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107700">
                <text:p>86107700</text:p>
              </table:table-cell>
              <table:table-cell office:value-type="float" office:value="9.01582418508431">
                <text:p>9.01582418508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772320">
                <text:p>13777232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230711">
                <text:p>86230711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037311">
                <text:p>160037311</text:p>
              </table:table-cell>
              <table:table-cell office:value-type="float" office:value="9.33181381987859">
                <text:p>9.331813819878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9485800">
                <text:p>9594858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87759">
                <text:p>8487759</text:p>
              </table:table-cell>
              <table:table-cell office:value-type="float" office:value="13.5907477572832">
                <text:p>13.5907477572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806600">
                <text:p>738066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991430">
                <text:p>15991430</text:p>
              </table:table-cell>
              <table:table-cell office:value-type="float" office:value="48.7529442086359">
                <text:p>48.75294420863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213571">
                <text:p>118213571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6487080">
                <text:p>526487080</text:p>
              </table:table-cell>
              <table:table-cell office:value-type="float" office:value="11.1858061019017">
                <text:p>11.1858061019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91430">
                <text:p>15991430</text:p>
              </table:table-cell>
              <table:table-cell office:value-type="float" office:value="5.1450504320243">
                <text:p>5.14505043202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diamond" chart:symbol-width="0.25cm" chart:symbol-height="0.25cm"/>
      <style:graphic-properties svg:stroke-color="#c5000b" draw:fill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17cm" svg:height="14.06cm" xlink:href=".." xlink:type="simple" chart:class="chart:scatter" chart:style-name="ch1">
        <chart:plot-area chart:style-name="ch2" table:cell-range-address="Sheet1.C51:Sheet1.D75" svg:x="0.538cm" svg:y="0.281cm" svg:width="25.841cm" svg:height="13.498cm">
          <chartooo:coordinate-region svg:x="1.159cm" svg:y="0.48cm" svg:width="24.385cm" svg:height="12.65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51:Sheet1.D75" chart:class="chart:scatter">
            <chart:domain table:cell-range-address="Sheet1.C51:Sheet1.C75"/>
            <chart:mean-value chart:style-name="ch6"/>
            <chart:regression-curve chart:style-name="ch7"/>
            <chart:data-point chart:repeated="17"/>
            <chart:data-point chart:style-name="ch8" chart:repeated="3"/>
            <chart:data-point/>
            <chart:data-point chart:style-name="ch8"/>
            <chart:data-point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43451">
                <text:p>5043451</text:p>
                <draw:g>
                  <svg:desc>Sheet1.C51:Sheet1.C75</svg:desc>
                </draw:g>
              </table:table-cell>
              <table:table-cell office:value-type="float" office:value="3.86118500982658">
                <text:p>3.86118500982658</text:p>
                <draw:g>
                  <svg:desc>Sheet1.D51:Sheet1.D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66705">
                <text:p>19066705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204400">
                <text:p>492044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965720">
                <text:p>6396572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18598">
                <text:p>51418598</text:p>
              </table:table-cell>
              <table:table-cell office:value-type="float" office:value="5.54279935960237">
                <text:p>5.54279935960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01100">
                <text:p>12301100</text:p>
              </table:table-cell>
              <table:table-cell office:value-type="float" office:value="6.10333747619429">
                <text:p>6.10333747619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230711">
                <text:p>86230711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87759">
                <text:p>8487759</text:p>
              </table:table-cell>
              <table:table-cell office:value-type="float" office:value="4.98226124301044">
                <text:p>4.982261243010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168291">
                <text:p>59168291</text:p>
              </table:table-cell>
              <table:table-cell office:value-type="float" office:value="5.86837773763008">
                <text:p>5.86837773763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991430">
                <text:p>15991430</text:p>
              </table:table-cell>
              <table:table-cell office:value-type="float" office:value="6.10333747619429">
                <text:p>6.10333747619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91430">
                <text:p>1599143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0110">
                <text:p>123011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0110">
                <text:p>1230110</text:p>
              </table:table-cell>
              <table:table-cell office:value-type="float" office:value="5.1450504320243">
                <text:p>5.1450504320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13341">
                <text:p>3813341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01100">
                <text:p>12301100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965720">
                <text:p>63965720</text:p>
              </table:table-cell>
              <table:table-cell office:value-type="float" office:value="5.35038828607379">
                <text:p>5.35038828607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965720">
                <text:p>63965720</text:p>
              </table:table-cell>
              <table:table-cell office:value-type="float" office:value="4.42172312641851">
                <text:p>4.421723126418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418598">
                <text:p>51418598</text:p>
              </table:table-cell>
              <table:table-cell office:value-type="float" office:value="16.1393011152118">
                <text:p>16.13930111521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01100">
                <text:p>12301100</text:p>
              </table:table-cell>
              <table:table-cell office:value-type="float" office:value="20.3356532462995">
                <text:p>20.3356532462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107700">
                <text:p>86107700</text:p>
              </table:table-cell>
              <table:table-cell office:value-type="float" office:value="9.01582418508431">
                <text:p>9.015824185084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230711">
                <text:p>86230711</text:p>
              </table:table-cell>
              <table:table-cell office:value-type="float" office:value="4.58451231543237">
                <text:p>4.58451231543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87759">
                <text:p>8487759</text:p>
              </table:table-cell>
              <table:table-cell office:value-type="float" office:value="13.5907477572832">
                <text:p>13.5907477572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806600">
                <text:p>73806600</text:p>
              </table:table-cell>
              <table:table-cell office:value-type="float" office:value="5.30783962103815">
                <text:p>5.307839621038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991430">
                <text:p>15991430</text:p>
              </table:table-cell>
              <table:table-cell office:value-type="float" office:value="48.7529442086359">
                <text:p>48.75294420863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91430">
                <text:p>15991430</text:p>
              </table:table-cell>
              <table:table-cell office:value-type="float" office:value="5.1450504320243">
                <text:p>5.1450504320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01cm" svg:height="14.163cm" xlink:href=".." xlink:type="simple" chart:class="chart:scatter" chart:style-name="ch1">
        <chart:plot-area chart:style-name="ch2" table:cell-range-address="Sheet1.C51:Sheet1.C75 Sheet1.E51:Sheet1.E75" svg:x="0.544cm" svg:y="0.283cm" svg:width="26.113cm" svg:height="13.597cm">
          <chartooo:coordinate-region svg:x="1.271cm" svg:y="0.482cm" svg:width="24.551cm" svg:height="12.75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51:Sheet1.E75" chart:class="chart:scatter">
            <chart:domain table:cell-range-address="Sheet1.C51:Sheet1.C75"/>
            <chart:mean-value chart:style-name="ch6"/>
            <chart:regression-curve chart:style-name="ch7"/>
            <chart:data-point chart:repeated="11"/>
            <chart:data-point chart:style-name="ch8" chart:repeated="3"/>
            <chart:data-point chart:repeated="4"/>
            <chart:data-point chart:style-name="ch8"/>
            <chart:data-point chart:repeated="2"/>
            <chart:data-point chart:style-name="ch8"/>
            <chart:data-point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43451">
                <text:p>5043451</text:p>
                <draw:g>
                  <svg:desc>Sheet1.C51:Sheet1.C75</svg:desc>
                </draw:g>
              </table:table-cell>
              <table:table-cell office:value-type="float" office:value="0.765583924544242">
                <text:p>0.765583924544242</text:p>
                <draw:g>
                  <svg:desc>Sheet1.E51:Sheet1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66705">
                <text:p>19066705</text:p>
              </table:table-cell>
              <table:table-cell office:value-type="float" office:value="0.240445966695995">
                <text:p>0.240445966695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204400">
                <text:p>49204400</text:p>
              </table:table-cell>
              <table:table-cell office:value-type="float" office:value="0.0931728120946982">
                <text:p>0.09317281209469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965720">
                <text:p>63965720</text:p>
              </table:table-cell>
              <table:table-cell office:value-type="float" office:value="0.0716713939189986">
                <text:p>0.0716713939189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418598">
                <text:p>51418598</text:p>
              </table:table-cell>
              <table:table-cell office:value-type="float" office:value="0.107797559155587">
                <text:p>0.107797559155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01100">
                <text:p>12301100</text:p>
              </table:table-cell>
              <table:table-cell office:value-type="float" office:value="0.49616192667276">
                <text:p>0.49616192667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230711">
                <text:p>86230711</text:p>
              </table:table-cell>
              <table:table-cell office:value-type="float" office:value="0.0512778228909479">
                <text:p>0.0512778228909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87759">
                <text:p>8487759</text:p>
              </table:table-cell>
              <table:table-cell office:value-type="float" office:value="0.586993721547753">
                <text:p>0.586993721547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168291">
                <text:p>59168291</text:p>
              </table:table-cell>
              <table:table-cell office:value-type="float" office:value="0.0991811262155617">
                <text:p>0.0991811262155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991430">
                <text:p>15991430</text:p>
              </table:table-cell>
              <table:table-cell office:value-type="float" office:value="0.381663020517508">
                <text:p>0.381663020517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991430">
                <text:p>15991430</text:p>
              </table:table-cell>
              <table:table-cell office:value-type="float" office:value="0.27650579881965">
                <text:p>0.27650579881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0110">
                <text:p>1230110</text:p>
              </table:table-cell>
              <table:table-cell office:value-type="float" office:value="3.72691248378793">
                <text:p>3.72691248378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0110">
                <text:p>1230110</text:p>
              </table:table-cell>
              <table:table-cell office:value-type="float" office:value="4.18259377781198">
                <text:p>4.18259377781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13341">
                <text:p>3813341</text:p>
              </table:table-cell>
              <table:table-cell office:value-type="float" office:value="1.20222983347998">
                <text:p>1.20222983347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01100">
                <text:p>12301100</text:p>
              </table:table-cell>
              <table:table-cell office:value-type="float" office:value="0.372691248378793">
                <text:p>0.372691248378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965720">
                <text:p>63965720</text:p>
              </table:table-cell>
              <table:table-cell office:value-type="float" office:value="0.0836446191190186">
                <text:p>0.08364461911901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965720">
                <text:p>63965720</text:p>
              </table:table-cell>
              <table:table-cell office:value-type="float" office:value="0.0691264497049124">
                <text:p>0.0691264497049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418598">
                <text:p>51418598</text:p>
              </table:table-cell>
              <table:table-cell office:value-type="float" office:value="0.313880614076872">
                <text:p>0.3138806140768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01100">
                <text:p>12301100</text:p>
              </table:table-cell>
              <table:table-cell office:value-type="float" office:value="1.65315729863992">
                <text:p>1.653157298639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107700">
                <text:p>86107700</text:p>
              </table:table-cell>
              <table:table-cell office:value-type="float" office:value="0.104704041393329">
                <text:p>0.104704041393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230711">
                <text:p>86230711</text:p>
              </table:table-cell>
              <table:table-cell office:value-type="float" office:value="0.0531656559741502">
                <text:p>0.05316565597415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87759">
                <text:p>8487759</text:p>
              </table:table-cell>
              <table:table-cell office:value-type="float" office:value="1.60121744235236">
                <text:p>1.60121744235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806600">
                <text:p>73806600</text:p>
              </table:table-cell>
              <table:table-cell office:value-type="float" office:value="0.0719155146157411">
                <text:p>0.0719155146157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991430">
                <text:p>15991430</text:p>
              </table:table-cell>
              <table:table-cell office:value-type="float" office:value="3.04869196867546">
                <text:p>3.048691968675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991430">
                <text:p>15991430</text:p>
              </table:table-cell>
              <table:table-cell office:value-type="float" office:value="0.321737982908614">
                <text:p>0.3217379829086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svg:stroke-color="#004586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89cm" svg:height="14.492cm" xlink:href=".." xlink:type="simple" chart:class="chart:scatter" chart:style-name="ch1">
        <chart:plot-area chart:style-name="ch2" table:cell-range-address="Sheet1.C2:Sheet1.C44 Sheet1.E2:Sheet1.E44" svg:x="0.533cm" svg:y="0.289cm" svg:width="25.623cm" svg:height="13.914cm">
          <chartooo:coordinate-region svg:x="1.26cm" svg:y="0.488cm" svg:width="23.969cm" svg:height="13.06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E2:Sheet1.E44" chart:class="chart:scatter">
            <chart:domain table:cell-range-address="Sheet1.C2:Sheet1.C44"/>
            <chart:mean-value chart:style-name="ch6"/>
            <chart:regression-curve chart:style-name="ch7"/>
            <chart:data-point chart:style-name="ch8"/>
            <chart:data-point chart:repeated="6"/>
            <chart:data-point chart:style-name="ch9"/>
            <chart:data-point chart:repeated="2"/>
            <chart:data-point chart:style-name="ch9"/>
            <chart:data-point chart:repeated="3"/>
            <chart:data-point chart:style-name="ch8"/>
            <chart:data-point/>
            <chart:data-point chart:style-name="ch8"/>
            <chart:data-point/>
            <chart:data-point chart:style-name="ch8"/>
            <chart:data-point chart:repeated="18"/>
            <chart:data-point chart:style-name="ch8"/>
            <chart:data-point/>
            <chart:data-point chart:style-name="ch8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43451">
                <text:p>5043451</text:p>
                <draw:g>
                  <svg:desc>Sheet1.C2:Sheet1.C44</svg:desc>
                </draw:g>
              </table:table-cell>
              <table:table-cell office:value-type="float" office:value="0.765583924544242">
                <text:p>0.765583924544242</text:p>
                <draw:g>
                  <svg:desc>Sheet1.E2:Sheet1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1334100">
                <text:p>381334100</text:p>
              </table:table-cell>
              <table:table-cell office:value-type="float" office:value="0.0115954044666305">
                <text:p>0.0115954044666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66705">
                <text:p>19066705</text:p>
              </table:table-cell>
              <table:table-cell office:value-type="float" office:value="0.240445966695995">
                <text:p>0.240445966695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204400">
                <text:p>49204400</text:p>
              </table:table-cell>
              <table:table-cell office:value-type="float" office:value="0.0931728120946982">
                <text:p>0.0931728120946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965720">
                <text:p>63965720</text:p>
              </table:table-cell>
              <table:table-cell office:value-type="float" office:value="0.0716713939189986">
                <text:p>0.0716713939189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418598">
                <text:p>51418598</text:p>
              </table:table-cell>
              <table:table-cell office:value-type="float" office:value="0.107797559155587">
                <text:p>0.107797559155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7773522">
                <text:p>307773522</text:p>
              </table:table-cell>
              <table:table-cell office:value-type="float" office:value="0.0148957333484729">
                <text:p>0.0148957333484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01100">
                <text:p>12301100</text:p>
              </table:table-cell>
              <table:table-cell office:value-type="float" office:value="0.49616192667276">
                <text:p>0.496161926672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011000">
                <text:p>123011000</text:p>
              </table:table-cell>
              <table:table-cell office:value-type="float" office:value="0.040502566786795">
                <text:p>0.040502566786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230711">
                <text:p>86230711</text:p>
              </table:table-cell>
              <table:table-cell office:value-type="float" office:value="0.0512778228909479">
                <text:p>0.0512778228909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87759">
                <text:p>8487759</text:p>
              </table:table-cell>
              <table:table-cell office:value-type="float" office:value="0.586993721547753">
                <text:p>0.586993721547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168291">
                <text:p>59168291</text:p>
              </table:table-cell>
              <table:table-cell office:value-type="float" office:value="0.0991811262155617">
                <text:p>0.0991811262155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991430">
                <text:p>15991430</text:p>
              </table:table-cell>
              <table:table-cell office:value-type="float" office:value="0.381663020517508">
                <text:p>0.381663020517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91430">
                <text:p>15991430</text:p>
              </table:table-cell>
              <table:table-cell office:value-type="float" office:value="0.27650579881965">
                <text:p>0.27650579881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0110">
                <text:p>1230110</text:p>
              </table:table-cell>
              <table:table-cell office:value-type="float" office:value="3.72691248378793">
                <text:p>3.72691248378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011000">
                <text:p>123011000</text:p>
              </table:table-cell>
              <table:table-cell office:value-type="float" office:value="0.0372691248378793">
                <text:p>0.0372691248378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30110">
                <text:p>1230110</text:p>
              </table:table-cell>
              <table:table-cell office:value-type="float" office:value="4.18259377781198">
                <text:p>4.18259377781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1334100">
                <text:p>381334100</text:p>
              </table:table-cell>
              <table:table-cell office:value-type="float" office:value="0.0153890715192533">
                <text:p>0.0153890715192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13341">
                <text:p>3813341</text:p>
              </table:table-cell>
              <table:table-cell office:value-type="float" office:value="1.20222983347998">
                <text:p>1.20222983347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0110000">
                <text:p>1230110000</text:p>
              </table:table-cell>
              <table:table-cell office:value-type="float" office:value="0.00535863056412505">
                <text:p>0.00535863056412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011000">
                <text:p>123011000</text:p>
              </table:table-cell>
              <table:table-cell office:value-type="float" office:value="0.0372691248378793">
                <text:p>0.03726912483787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01100">
                <text:p>12301100</text:p>
              </table:table-cell>
              <table:table-cell office:value-type="float" office:value="0.372691248378793">
                <text:p>0.3726912483787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965720">
                <text:p>63965720</text:p>
              </table:table-cell>
              <table:table-cell office:value-type="float" office:value="0.0836446191190186">
                <text:p>0.0836446191190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965720">
                <text:p>63965720</text:p>
              </table:table-cell>
              <table:table-cell office:value-type="float" office:value="0.0691264497049124">
                <text:p>0.0691264497049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17380611">
                <text:p>5117380611</text:p>
              </table:table-cell>
              <table:table-cell office:value-type="float" office:value="0.000895870888629583">
                <text:p>0.000895870888629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418598">
                <text:p>51418598</text:p>
              </table:table-cell>
              <table:table-cell office:value-type="float" office:value="0.313880614076872">
                <text:p>0.313880614076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92853764">
                <text:p>4492853764</text:p>
              </table:table-cell>
              <table:table-cell office:value-type="float" office:value="0.0022924604601669">
                <text:p>0.00229246046016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8004600">
                <text:p>2288004600</text:p>
              </table:table-cell>
              <table:table-cell office:value-type="float" office:value="0.0028140260720872">
                <text:p>0.00281402607208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301100">
                <text:p>12301100</text:p>
              </table:table-cell>
              <table:table-cell office:value-type="float" office:value="1.65315729863992">
                <text:p>1.653157298639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011000">
                <text:p>123011000</text:p>
              </table:table-cell>
              <table:table-cell office:value-type="float" office:value="0.161423567180914">
                <text:p>0.161423567180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0110000">
                <text:p>1230110000</text:p>
              </table:table-cell>
              <table:table-cell office:value-type="float" office:value="0.0504825938201636">
                <text:p>0.0504825938201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1200011">
                <text:p>861200011</text:p>
              </table:table-cell>
              <table:table-cell office:value-type="float" office:value="0.00532340020538198">
                <text:p>0.005323400205381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107700">
                <text:p>86107700</text:p>
              </table:table-cell>
              <table:table-cell office:value-type="float" office:value="0.104704041393329">
                <text:p>0.1047040413933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772320">
                <text:p>137772320</text:p>
              </table:table-cell>
              <table:table-cell office:value-type="float" office:value="0.0332760043195351">
                <text:p>0.0332760043195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6230711">
                <text:p>86230711</text:p>
              </table:table-cell>
              <table:table-cell office:value-type="float" office:value="0.0531656559741502">
                <text:p>0.05316565597415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037311">
                <text:p>160037311</text:p>
              </table:table-cell>
              <table:table-cell office:value-type="float" office:value="0.0583102387909941">
                <text:p>0.0583102387909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9485800">
                <text:p>959485800</text:p>
              </table:table-cell>
              <table:table-cell office:value-type="float" office:value="0.00477809292793324">
                <text:p>0.004778092927933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87759">
                <text:p>8487759</text:p>
              </table:table-cell>
              <table:table-cell office:value-type="float" office:value="1.60121744235236">
                <text:p>1.60121744235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806600">
                <text:p>73806600</text:p>
              </table:table-cell>
              <table:table-cell office:value-type="float" office:value="0.0719155146157411">
                <text:p>0.07191551461574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991430">
                <text:p>15991430</text:p>
              </table:table-cell>
              <table:table-cell office:value-type="float" office:value="3.04869196867546">
                <text:p>3.048691968675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8213571">
                <text:p>118213571</text:p>
              </table:table-cell>
              <table:table-cell office:value-type="float" office:value="0.0387816075316121">
                <text:p>0.0387816075316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6487080">
                <text:p>526487080</text:p>
              </table:table-cell>
              <table:table-cell office:value-type="float" office:value="0.0212461170023425">
                <text:p>0.0212461170023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91430">
                <text:p>15991430</text:p>
              </table:table-cell>
              <table:table-cell office:value-type="float" office:value="0.321737982908614">
                <text:p>0.3217379829086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